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Heading_20_1" style:master-page-name="First_20_Page">
      <style:paragraph-properties style:page-number="auto"/>
    </style:style>
    <style:style style:name="P16" style:family="paragraph" style:parent-style-name="Heading_20_2">
      <style:text-properties style:font-name="Arial1" fo:font-size="14pt" style:font-size-asian="14pt" style:font-size-complex="14pt"/>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fo:language="en" fo:country="US" style:font-name-asian="Times New Roman" style:font-name-complex="Times New Roman" style:language-complex="ar" style:country-complex="SA"/>
    </style:style>
    <style:style style:name="T8" style:family="text">
      <style:text-properties fo:language="en" fo:country="US" style:language-complex="ar" style:country-complex="SA"/>
    </style:style>
    <style:style style:name="T9" style:family="text">
      <style:text-properties style:text-position="33% 80%"/>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h>
      <text:p text:style-name="Standard">The OpenLCB Standards are independently normative. They are what they are, and they say what they say.</text:p>
      <text:p text:style-name="Standard">This Technical Note provides common background information that man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yet).</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When a string of bytes is being documented or described, the first or most significant is labelled 0, <text:span text:style-name="T6">the</text:span> next is label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p>
      <text:p text:style-name="Standard">The CAN specification <text:span text:style-name="T6">and</text:span> some layout-level protocols, such as NMRA DCC and Digitrax Loconet, use LSB 0 coding. That's the primary motivation for the choice of LSB 0 for OpenLCB. Unfortunately, MSB 0, where the most-significant bit is labelled with 0, is what's used for many <text:soft-page-break/>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plain ASCII 7-bit values. <text:s/>We want to retain the 0x80 bit in the first byte as a way of eventually indicating other codings. XML strings can start with a UTF BOM (either 0xEF, 0xFF or 0xFE in the 1<text:span text:style-name="T9">st</text:span> byte, since there's no need to support UTF-32BE or UTF-32LE), or the ASCII text for “&lt;?xml” which starts with 0x3C. </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6">the</text:span> “0x” prefix on the first byte: <text:s/>0x12 34 56 78.</text:p>
      <text:p text:style-name="Standard">OpenLCB documents use the prefix “0b” to represent a binary value.</text:p>
      <text:p text:style-name="Standard">Octal representations are not used. </text:p>
      <text:p text:style-name="Standard">The boolean values are “true” and “false”.</text:p>
      <text:p text:style-name="Standard">Constants should always include <text:span text:style-name="T6">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6">and</text:span> four bits in binary (0b1000,0000). Do not put a space after the comma. </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16" text:outline-level="2"><text:soft-page-break/><text:span text:style-name="T7">Presentation of a OpenLCB </text:span><text:span text:style-name="T8">message</text:span></text:h>
      <text:p text:style-name="Standard">OpenLCB messages are described in this format:</text:p>
      <text:p text:style-name="P10">Message Type Indicator: The 16-bit value, typically in hex notation, of the full MTI</text:p>
      <text:p text:style-name="P10">Destination address present: Whether this message includes <text:span text:style-name="T6">a destination address for a specific node. If no, the message is global.</text:span></text:p>
      <text:p text:style-name="P10">Simple subset: Whether the message is included in the “simple node subset” (defined where?)</text:p>
      <text:p text:style-name="P10">Priority group: A number from 0 to 3 that describes <text:span text:style-name="T6">the</text:span> line priority of the message; 0 can be sent before 3.</text:p>
      <text:p text:style-name="P10">Content: Description of data bytes, if any, included after fixed fields such as MTI and destination address.</text:p>
      <text:p text:style-name="P11">CAN frame format: Typical CAN frame, including header and data bytes. <text:s/>Source node ID alias is represented by “sss”. <text:s/>Destination node ID alias, if present, is represented by “ddd”.</text:p>
      <text:p text:style-name="P9">Note that this information is not completely independent. <text:s/>The MTI value depends on simple subset, priority subgroup, etc, values. We present the full set, at some risk of inconsistency, to make it easier to understand the containing Standard.</text:p>
      <text:p text:style-name="P9">For more information, see the various “Message Networking” Standards and Technical Notes.</text:p>
      <text:p text:style-name="P9">Example:</text:p>
      <text:p text:style-name="P10">Message Type Indicator: 0x32F4</text:p>
      <text:p text:style-name="P10">Destination address present: Yes</text:p>
      <text:p text:style-name="P10">Simple subset: Yes</text:p>
      <text:p text:style-name="P10">Priority group: 1</text:p>
      <text:p text:style-name="P10">Content: Six bytes containing bits identifying the OpenLCB protocols supported by the sending node; see Section 6 below for coding.</text:p>
      <text:p text:style-name="P11">CAN frame format: 0x18dd,dsss 32 E4 vv vv vv vv vv vv</text:p>
      <text:p text:style-name="P9"/>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Data<text:tab/>1</text:p>
          <text:p text:style-name="P13"><text:s/>2.1 Numerical representation<text:tab/>1</text:p>
          <text:p text:style-name="P13"><text:s/>2.2 Byte sequences<text:tab/>1</text:p>
          <text:p text:style-name="P13"><text:soft-page-break/><text:s/>2.3 Strings<text:tab/>1</text:p>
          <text:p text:style-name="P12"><text:s/>3 Presentation<text:tab/>2</text:p>
          <text:p text:style-name="P13"><text:s/>3.1 Presentation of CAN Quantities<text:tab/>2</text:p>
          <text:p text:style-name="P13"><text:s/>3.2 Presentation of a OpenLCB message<text:tab/>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mmon Information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116" text:date-value="2012-02-10T22:27:52">2/10/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mm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2-10T22:27:52">Feb 10,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4</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116" text:date-value="2012-02-10T22:27:52">2/10/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mmon Information Technical Note</dc:title>
    <meta:initial-creator>Alex Shepherd</meta:initial-creator>
    <meta:creation-date>2009-01-22T07:11:27</meta:creation-date>
    <meta:editing-cycles>87</meta:editing-cycles>
    <meta:editing-duration>PT12H55M17S</meta:editing-duration>
    <meta:generator>OpenOffice.org/3.3$Unix OpenOffice.org_project/330m20$Build-9567</meta:generator>
    <dc:date>2012-02-10T22:27:51</dc:date>
    <dc:creator>Bob Jacobsen</dc:creator>
    <meta:keyword>Common Information</meta:keyword>
    <meta:document-statistic meta:table-count="1" meta:image-count="1" meta:object-count="0" meta:page-count="4" meta:paragraph-count="67" meta:word-count="1002" meta:character-count="6087"/>
    <meta:user-defined meta:name="Info 1"/>
    <meta:user-defined meta:name="Info 2"/>
    <meta:user-defined meta:name="Info 3"/>
    <meta:user-defined meta:name="Info 4"/>
  </office:meta>
</office:document-meta>
</file>